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450" officeooo:paragraph-rsid="0005c450"/>
    </style:style>
    <style:style style:name="P2" style:family="paragraph" style:parent-style-name="Standard" style:list-style-name="Numbering_20_123">
      <style:text-properties officeooo:rsid="0005c450" officeooo:paragraph-rsid="0005c450"/>
    </style:style>
    <style:style style:name="P3" style:family="paragraph" style:parent-style-name="Standard" style:list-style-name="Numbering_20_123">
      <style:text-properties officeooo:rsid="0005c450" officeooo:paragraph-rsid="000940c3"/>
    </style:style>
    <style:style style:name="P4" style:family="paragraph" style:parent-style-name="Standard" style:list-style-name="Numbering_20_123">
      <style:text-properties officeooo:rsid="0006f73b" officeooo:paragraph-rsid="0006f73b"/>
    </style:style>
    <style:style style:name="P5" style:family="paragraph" style:parent-style-name="Standard" style:list-style-name="Numbering_20_123">
      <style:text-properties officeooo:rsid="0008f39f" officeooo:paragraph-rsid="0008f39f"/>
    </style:style>
    <style:style style:name="P6" style:family="paragraph" style:parent-style-name="Standard" style:list-style-name="Numbering_20_123">
      <style:text-properties officeooo:rsid="0008fc5d" officeooo:paragraph-rsid="0008fc5d"/>
    </style:style>
    <style:style style:name="P7" style:family="paragraph" style:parent-style-name="Standard" style:list-style-name="Numbering_20_123">
      <style:text-properties officeooo:rsid="000940c3" officeooo:paragraph-rsid="000940c3"/>
    </style:style>
    <style:style style:name="T1" style:family="text">
      <style:text-properties officeooo:rsid="0006f73b"/>
    </style:style>
    <style:style style:name="T2" style:family="text">
      <style:text-properties officeooo:rsid="000940c3"/>
    </style:style>
    <style:style style:name="T3" style:family="text">
      <style:text-properties officeooo:rsid="00098a60"/>
    </style:style>
    <style:style style:name="T4" style:family="text">
      <style:text-properties officeooo:rsid="000bd54a"/>
    </style:style>
    <style:style style:name="T5" style:family="text">
      <style:text-properties officeooo:rsid="000d51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Plan – Timeline, Checklist, Whatever</text:p>
      <text:p text:style-name="P1"/>
      <text:list xml:id="list2770769061" text:style-name="Numbering_20_123">
        <text:list-item>
          <text:p text:style-name="P2">Workspace</text:p>
          <text:list>
            <text:list-item>
              <text:p text:style-name="P2"><text:span text:style-name="T3">x</text:span>Whiteboard Checklist and Notes hung for use</text:p>
            </text:list-item>
            <text:list-item>
              <text:p text:style-name="P2"><text:span text:style-name="T5">x</text:span>Clear workspace – Store unrelated things</text:p>
            </text:list-item>
            <text:list-item>
              <text:p text:style-name="P2"><text:span text:style-name="T5">x</text:span>Tools – Gathered </text:p>
            </text:list-item>
            <text:list-item>
              <text:p text:style-name="P2"><text:span text:style-name="T3">x</text:span>Parts unpacked from shipping, ready for filming/unboxing</text:p>
            </text:list-item>
          </text:list>
        </text:list-item>
        <text:list-item>
          <text:p text:style-name="P2">Prepare</text:p>
          <text:list>
            <text:list-item>
              <text:p text:style-name="P2">Blog</text:p>
              <text:list>
                <text:list-item>
                  <text:p text:style-name="P2">00 - Looking for a Hobby, Indirect Hobby, Shelved Hobby Collection, etc.</text:p>
                  <text:list>
                    <text:list-item>
                      <text:p text:style-name="P4">My history in tech curiosity and practicality</text:p>
                    </text:list-item>
                    <text:list-item>
                      <text:p text:style-name="P4">Bored, still not right, infinite job hunt shuffle</text:p>
                    </text:list-item>
                    <text:list-item>
                      <text:p text:style-name="P4">YouTube Network Chuck inspiration leading to birth of project.</text:p>
                    </text:list-item>
                  </text:list>
                </text:list-item>
                <text:list-item>
                  <text:p text:style-name="P3">01 – <text:span text:style-name="T2">T</text:span><text:span text:style-name="T1">he Road So Far and Project Lau</text:span><text:span text:style-name="T2">nch</text:span></text:p>
                  <text:list>
                    <text:list-item>
                      <text:p text:style-name="P5">Keep List brainstorm </text:p>
                    </text:list-item>
                    <text:list-item>
                      <text:p text:style-name="P5">What I want out of the project</text:p>
                    </text:list-item>
                    <text:list-item>
                      <text:p text:style-name="P5">Back-end setup (like git, blog, Discord) work and research.</text:p>
                    </text:list-item>
                  </text:list>
                </text:list-item>
              </text:list>
            </text:list-item>
            <text:list-item>
              <text:p text:style-name="P6">YouTube</text:p>
              <text:list>
                <text:list-item>
                  <text:p text:style-name="P6">00 - Here is my setup</text:p>
                  <text:list>
                    <text:list-item>
                      <text:p text:style-name="P6">Lappy</text:p>
                    </text:list-item>
                    <text:list-item>
                      <text:p text:style-name="P6">Cell</text:p>
                    </text:list-item>
                    <text:list-item>
                      <text:p text:style-name="P6">Work and Desk</text:p>
                    </text:list-item>
                  </text:list>
                </text:list-item>
                <text:list-item>
                  <text:p text:style-name="P6"><text:span text:style-name="T2">01 - </text:span>Project Intro</text:p>
                  <text:list>
                    <text:list-item>
                      <text:p text:style-name="P7">What is a Cyberdeck and why am I doing this</text:p>
                    </text:list-item>
                    <text:list-item>
                      <text:p text:style-name="P7">Desired out outcome of this project specifically</text:p>
                    </text:list-item>
                    <text:list-item>
                      <text:p text:style-name="P7">What am I looking to accomplish out of all of this (hobby, nerd, job/search, <text:span text:style-name="T4">etc</text:span>.</text:p>
                    </text:list-item>
                    <text:list-item>
                      <text:p text:style-name="P7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08:58:04.048260962</meta:creation-date>
    <dc:date>2022-10-20T10:23:35.570675204</dc:date>
    <meta:editing-duration>P3DT8H10M13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1" meta:paragraph-count="26" meta:word-count="165" meta:character-count="887" meta:non-whitespace-character-count="766"/>
  </office:meta>
</office:document-meta>
</file>